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68528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68528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68528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68528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68528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68528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68528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68528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68528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68528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68528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68528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68528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68528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68528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68528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68528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Sebastian Bautista Gonzalez Hurtado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2/5/2011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4470864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1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Nelson Enrique Gonzalez Peñ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3092348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5:09.52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7" meta:character-count="1173" meta:non-whitespace-character-count="1006"/>
    <meta:template xlink:type="simple" xlink:actuate="onRequest" xlink:title="Normal" xlink:href=""/>
  </office:meta>
</office:document-meta>
</file>